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64ef" officeooo:paragraph-rsid="001764ef"/>
    </style:style>
    <style:style style:name="P2" style:family="paragraph" style:parent-style-name="Standard">
      <style:text-properties officeooo:rsid="001cae80" officeooo:paragraph-rsid="001cae80"/>
    </style:style>
    <style:style style:name="P3" style:family="paragraph" style:parent-style-name="Standard">
      <style:text-properties officeooo:rsid="001d1343" officeooo:paragraph-rsid="001d1343"/>
    </style:style>
    <style:style style:name="P4" style:family="paragraph" style:parent-style-name="Standard">
      <style:text-properties officeooo:rsid="001fbaea" officeooo:paragraph-rsid="001fbaea"/>
    </style:style>
    <style:style style:name="P5" style:family="paragraph" style:parent-style-name="Standard">
      <style:text-properties officeooo:rsid="001fbaea" officeooo:paragraph-rsid="00204363"/>
    </style:style>
    <style:style style:name="P6" style:family="paragraph" style:parent-style-name="Standard">
      <style:text-properties officeooo:rsid="00204363" officeooo:paragraph-rsid="00204363"/>
    </style:style>
    <style:style style:name="P7" style:family="paragraph" style:parent-style-name="Standard">
      <style:text-properties officeooo:rsid="0020d974" officeooo:paragraph-rsid="0020d974"/>
    </style:style>
    <style:style style:name="P8" style:family="paragraph" style:parent-style-name="Standard">
      <style:text-properties officeooo:rsid="002139e3" officeooo:paragraph-rsid="002139e3"/>
    </style:style>
    <style:style style:name="P9" style:family="paragraph" style:parent-style-name="Standard">
      <style:text-properties officeooo:rsid="0022fb56" officeooo:paragraph-rsid="0022fb56"/>
    </style:style>
    <style:style style:name="P10" style:family="paragraph" style:parent-style-name="Standard">
      <style:text-properties officeooo:rsid="0024e7a5" officeooo:paragraph-rsid="0024e7a5"/>
    </style:style>
    <style:style style:name="P11" style:family="paragraph" style:parent-style-name="Standard">
      <style:text-properties officeooo:rsid="00250bd9" officeooo:paragraph-rsid="00250bd9"/>
    </style:style>
    <style:style style:name="P12" style:family="paragraph" style:parent-style-name="Standard">
      <style:text-properties officeooo:rsid="002697b3" officeooo:paragraph-rsid="002697b3"/>
    </style:style>
    <style:style style:name="P13" style:family="paragraph" style:parent-style-name="Standard">
      <style:text-properties officeooo:rsid="002738ea" officeooo:paragraph-rsid="002738ea"/>
    </style:style>
    <style:style style:name="P14" style:family="paragraph" style:parent-style-name="Standard">
      <style:text-properties officeooo:rsid="0028bb18" officeooo:paragraph-rsid="0028bb18"/>
    </style:style>
    <style:style style:name="P15" style:family="paragraph" style:parent-style-name="Standard">
      <style:text-properties officeooo:rsid="0029e58d" officeooo:paragraph-rsid="0029e58d"/>
    </style:style>
    <style:style style:name="T1" style:family="text">
      <style:text-properties fo:language="pt" fo:country="BR"/>
    </style:style>
    <style:style style:name="T2" style:family="text">
      <style:text-properties fo:language="pt" fo:country="BR" officeooo:rsid="00191639"/>
    </style:style>
    <style:style style:name="T3" style:family="text">
      <style:text-properties officeooo:rsid="00191639"/>
    </style:style>
    <style:style style:name="T4" style:family="text">
      <style:text-properties officeooo:rsid="00204363"/>
    </style:style>
    <style:style style:name="T5" style:family="text">
      <style:text-properties officeooo:rsid="002139e3"/>
    </style:style>
    <style:style style:name="T6" style:family="text">
      <style:text-properties officeooo:rsid="0022fb56"/>
    </style:style>
    <style:style style:name="T7" style:family="text">
      <style:text-properties officeooo:rsid="002738ea"/>
    </style:style>
    <style:style style:name="T8" style:family="text">
      <style:text-properties officeooo:rsid="0028bb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ito de redes de computadores</text:p>
      <text:p text:style-name="P1">É um conjunto de computadores que <text:span text:style-name="T1">estã</text:span><text:span text:style-name="T2">o</text:span> interconectados <text:span text:style-name="T3">uns com os outros (por uma única tecnologia) para fazer a troca de informação recursos e serviços de um computador a outro.</text:span></text:p>
      <text:p text:style-name="P1"/>
      <text:p text:style-name="P2">A agilidade na comunicação é um dos principais factores e sucesso principalmente quando se fala na relação entre empresas e os seus clientes e fornecedores (a empresa que ela tenha a comunicação mas eficaz e mais rápida ela sempre tá um passo ao frente</text:p>
      <text:p text:style-name="P2"/>
      <text:p text:style-name="P3">Historia e evolução da comunicação</text:p>
      <text:p text:style-name="P4">A peça de agammenon, escrita por Aeschylus em 458 a.c., descreve como senais de fogo foram usados, supostamente para comunicar a queda de Troia para atenas numa distância acima de 450 km</text:p>
      <text:p text:style-name="P4"/>
      <text:p text:style-name="P4">Império chinês – soldados chineses se posicionavam ao longo da Grande Muralha <text:s/></text:p>
      <text:p text:style-name="P4">da China e usavam senais de fumaça para transmitir mensagens de ataque iminente de uma torre de odservação para outra</text:p>
      <text:p text:style-name="P4">usavam uma mistura de esterco de lobo, salitre e enxofre para criar uma fumaça densa facilmente vista a distância;</text:p>
      <text:p text:style-name="P4"/>
      <text:p text:style-name="P5">Índios Americanos – <text:span text:style-name="T4">utilizavam um tipo de comunicaçao, mas não existia nenhum codigo universal cada tribo combinava antes o significado dos tufos</text:span></text:p>
      <text:p text:style-name="P6">- um tufo curto indicava a presença de inimigo,</text:p>
      <text:p text:style-name="P6">- uma serie repetida deles mostrava que eram numerosos e estavam bem armados</text:p>
      <text:p text:style-name="P6">Romanos no ano 150 d.c usavam umma técnica similar utilizando fumo como material para gerar a fumaça</text:p>
      <text:p text:style-name="P6">- Sistema telegráfico codificado <text:s/>com cerca de 4500 Km de extensão</text:p>
      <text:p text:style-name="P6"/>
      <text:p text:style-name="P6">Trasmissão codificada de mensagens utilizando tambores tem data de nascimento indeterminada, mas ainda é usada na atualidade por tribos africanas</text:p>
      <text:p text:style-name="P7"/>
      <text:p text:style-name="P7">-Heródoto (484 – 420 a.C.) descreve a existencia de um serviço postal na pérsia,</text:p>
      <text:p text:style-name="P7">-Na Grécia antiga, as cidades-estado recebiam, através dos <text:s/>pombos correios, os resultados dos jogos olímpicos</text:p>
      <text:p text:style-name="P7">Os romanos no período da ocupação da Gália, enviavam noticias a roma através de uma série de pombais escalonados ( os pombos são capazes de alcançar distâncias de 800 km)</text:p>
      <text:p text:style-name="P7"/>
      <text:p text:style-name="P7">-<text:span text:style-name="T5">em 1844, Samuel Morse apresentou ao mundo p nascimento do telegrafo (utilizava a corrente elétrica para enviar pulsos que continham mensagens</text:span></text:p>
      <text:p text:style-name="P7">-<text:span text:style-name="T5">em 1876 o escocês Alexander Graham bell provou que seu invento funcionava: o telefone</text:span></text:p>
      <text:p text:style-name="P8"/>
      <text:p text:style-name="P8">PROTOCOLOS</text:p>
      <text:p text:style-name="P8">-conjunto de regras que governa a comunicaçao de dados</text:p>
      <text:p text:style-name="P8">-para torres é uma “lenguagem” usada pelos dispositivos de rede pára que eles consigam efetuar a</text:p>
      <text:p text:style-name="P8">a troca de informações entre si.</text:p>
      <text:p text:style-name="P8">-<text:span text:style-name="T6">protocolos definem os formatos, a ordem das msgs enviadas e recebidas <text:s/>pelas entidades de rede e as açoes a serem tomadas na transmissão e recepção de menssagens</text:span></text:p>
      <text:p text:style-name="P9">.protocolos de rede= conjunto de regras e procedimentos a serem repeitados para emitir e receber numa rede (implementados por algoritmos instruções bem definidas para executar uma tarefa)</text:p>
      <text:p text:style-name="P10"/>
      <text:p text:style-name="P10"/>
      <text:p text:style-name="P10"/>
      <text:p text:style-name="P10"/>
      <text:p text:style-name="P10"/>
      <text:p text:style-name="P10"><text:soft-page-break/>CLASSIFICAÇÃO DAS REDE POR DISTÂNCIA</text:p>
      <text:p text:style-name="P10"/>
      <text:p text:style-name="P10">Redes Locais (LAN- Local Area Network)</text:p>
      <text:p text:style-name="P10">Permiten a interconexão de equipamentos dentro de uma área geográfica de alcance limitado</text:p>
      <text:p text:style-name="P10">exemplo sala,andar,de um prédio, ou um conjunro concentrado de prédios</text:p>
      <text:p text:style-name="P10"/>
      <text:p text:style-name="P10">Redes Metropolitanas (MAN- Metropolitan Área Network)</text:p>
      <text:p text:style-name="P10">Cobrem área geográficas da ordem de dezenas <text:s/>ate quilômetros (uma ciudade, uma região metropolitana)</text:p>
      <text:p text:style-name="P11">pode ser proprietária operada por uma única organização ou utilizar infraestrutura compartilhada das operadoras de telecom.</text:p>
      <text:p text:style-name="P11">Tecnologias: Ethernet, ADSL e Frame-Relay(MPLS) FDDI E ATM</text:p>
      <text:p text:style-name="P11">LAN (Campus Area) x MAN</text:p>
      <text:p text:style-name="P11">São redes usadas para interconexão de redes menores (LANS OU MANS) ea sistemas computacionais dentro de areas geográficas grandes(estados países ou até continentes)</text:p>
      <text:p text:style-name="P11">Tecnologias: MPLS (ADSL, Flame- Relay Ethernet) actualmente utilizadas</text:p>
      <text:p text:style-name="P11"/>
      <text:p text:style-name="P12">Principais componentes de uma rede de computadores</text:p>
      <text:p text:style-name="P12"/>
      <text:p text:style-name="P12">PLACA DE REDE: dispositivo hardware responsável pela comunicação entre os computadores em uma rede (Fornece um endereço MAC que é um endereço físico associado á interface.</text:p>
      <text:p text:style-name="P12"/>
      <text:p text:style-name="P12">HUB: funciona como dispositivo central, que recebe os sinais transmitidos pelas estações e retransmitido a todas as demais.</text:p>
      <text:p text:style-name="P12"/>
      <text:p text:style-name="P12">SWITCHES: <text:span text:style-name="T7">Encaminham quadros entre segmentos de redes locais</text:span></text:p>
      <text:p text:style-name="P13">store and forward: recebe e analisa o quadro inteiro antes de encaminhá-lo <text:s/>para a porta de saída; (este método permite detectar alguns erros, evitando sua propagação pela rede)</text:p>
      <text:p text:style-name="P13"/>
      <text:p text:style-name="P13">Cut- through: apenas examinam o endereço físico de destino antes de re-encaminhar o quadro. (não detecta quadro corrompidos causados por colisões, conhecidos como ‘’runts’’ nem errores de CRC</text:p>
      <text:p text:style-name="P13"/>
      <text:p text:style-name="P13">Fragment free: <text:span text:style-name="T8">sempre lê os primeiros 64 bytes de cada quadro, assegurando que o quadro tem pelo menos o tamanho mínimo, evitando o encaminhamento de runts pela rede</text:span></text:p>
      <text:p text:style-name="P14"/>
      <text:p text:style-name="P14">ROTEADORES: feitos para conectar permitir e controlar a comunicação entre redes distintas (determinando o melhor caminho para a transferêcia dos pacotes até o destino</text:p>
      <text:p text:style-name="P14"/>
      <text:p text:style-name="P14">BRIDGE: utilizado para interconectar duas ou mais redes informáticas que usam protocolos distintos</text:p>
      <text:p text:style-name="P14"/>
      <text:p text:style-name="P14">REPETIDORES: um equipamento utilizado para interligação de redes idêticas, pois eles amplificam e regeneram electricamente os sinais.</text:p>
      <text:p text:style-name="P15"/>
      <text:p text:style-name="P15">MODEM: Equipamento electrônico que tem como funções:</text:p>
      <text:p text:style-name="P15">A MODULAÇÃO: através da qual os sinais digitais fornecidos pelo terminal são modificados de modo a poderem ser transmitidos pelo meio que se pretende – a transmissão</text:p>
      <text:p text:style-name="P15">A DESMODULAÇÃO: através de queal de recuperam os sinais digitais originalmente construí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2T13:03:05.287000000</meta:creation-date>
    <meta:generator>LibreOffice/24.8.5.2$Windows_X86_64 LibreOffice_project/fddf2685c70b461e7832239a0162a77216259f22</meta:generator>
    <dc:date>2025-03-17T12:21:53.297000000</dc:date>
    <meta:editing-duration>P1DT8H43M8S</meta:editing-duration>
    <meta:editing-cycles>8</meta:editing-cycles>
    <meta:document-statistic meta:table-count="0" meta:image-count="0" meta:object-count="0" meta:page-count="2" meta:paragraph-count="49" meta:word-count="792" meta:character-count="5167" meta:non-whitespace-character-count="4413"/>
  </office:meta>
</office:document-meta>
</file>